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RBESANGE Benjamin<text:tab/><text:tab/><text:tab/><text:tab/><text:tab/><text:tab/><text:tab/><text:tab/><text:tab/><text:tab/>F2</text:p>
      <text:p text:style-name="Standard">GARÇON Benoît</text:p>
      <text:p text:style-name="Standard"/>
      <text:p text:style-name="Standard"/>
      <text:p text:style-name="P1">Compte-rendu TP4 Linux Embarqué</text:p>
      <text:p text:style-name="P1"/>
      <text:p text:style-name="P1"/>
      <text:p text:style-name="P2">Aujourd'hui nous avons pu continuer la mise en œuvre de notre projet étant donné que la communication RS232 fonctionner parfaitement la semaine dernière. Nous avons donc commencé par installer php sur notre serveur pour pouvoir mettre en place l'application web.</text:p>
      <text:p text:style-name="P2">Nous pouvons observer grâce à la fonction phpinfo() que l'interpréteur php fonctionnne en plus des informations délivrées par la fonction elle-même. </text:p>
      <text:p text:style-name="P2"/>
      <text:p text:style-name="P2">Nous avons commencé à mettre une interface graphique pour l'application web en utilisant un célèbre wrapper CSS à savoir Bootstrap. Nous avons toute la structure d'affichage, il ne manque que l'ajout des données.</text:p>
      <text:p text:style-name="P2"/>
      <text:p text:style-name="P2">Nous avons analyser le problème pour organiser notre travail autour du projet. Nous avons déterminer les deux programmes principaux à produire afin de faire fonctionner le projet : celui pour la sonde et celui pour le serveur. Chacun de ses deux programmes doivent avoir la même architecture générale car en effet chacun doit à la fois recevoir et envoyer des données (envoi d'informations, de commandes et de trame d’acquittement).</text:p>
      <text:p text:style-name="P2"/>
      <text:p text:style-name="P2">Nous avons rencontré un léger problème sur le début des programmes de réception-transmission puisque nos camarades on repris les fichiers originaux sans laisser de copie de sauveg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30:07</meta:creation-date>
    <dc:date>2015-10-05T11:50:01</dc:date>
    <meta:editing-duration>PT6M</meta:editing-duration>
    <meta:editing-cycles>4</meta:editing-cycles>
    <meta:generator>LibreOffice/3.5$Linux_X86_64 LibreOffice_project/350m1$Build-2</meta:generator>
    <meta:document-statistic meta:table-count="0" meta:image-count="0" meta:object-count="0" meta:page-count="1" meta:paragraph-count="8" meta:word-count="199" meta:character-count="1314" meta:non-whitespace-character-count="1113"/>
  </office:meta>
</office:document-meta>
</file>